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style:writing-mode="lr-tb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éjà vu DB(go-seen before)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memory nosql DB</text:span></text:p>
            <text:p text:style-name="P2"><text:span text:style-name="T1">- pure golang</text:span></text:p>
            <text:p text:style-name="P2"><text:span text:style-name="T1">- auto shard management, data priority map</text:span></text:p>
            <text:p text:style-name="P2"><text:span text:style-name="T1">- raid shards and disk 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11" draw:text-style-name="P9" draw:layer="layout" svg:width="6.35cm" svg:height="0.962cm" svg:x="11.684cm" svg:y="11.938cm">
          <draw:text-box>
            <text:p>Defer unregis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10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raid config</text:span></text:p>
              </text:list-item>
              <text:list-item>
                <text:p><text:span text:style-name="T3">Query process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6-24T19:09:02.060491123</dc:date>
    <meta:editing-duration>PT10M42S</meta:editing-duration>
    <meta:editing-cycles>4</meta:editing-cycles>
    <meta:generator>LibreOffice/6.4.7.2$Linux_X86_64 LibreOffice_project/40$Build-2</meta:generator>
    <meta:document-statistic meta:object-count="45"/>
  </office:meta>
</office:document-meta>
</file>